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paragraph-properties fo:text-align="justify" style:justify-single-word="false"/>
      <style:text-properties officeooo:rsid="001a18cc" officeooo:paragraph-rsid="001a18cc"/>
    </style:style>
    <style:style style:name="P3" style:family="paragraph" style:parent-style-name="Text_20_body" style:list-style-name="L1">
      <style:paragraph-properties fo:text-align="justify" style:justify-single-word="false"/>
      <style:text-properties officeooo:rsid="001bcecb" officeooo:paragraph-rsid="001bcecb"/>
    </style:style>
    <style:style style:name="P4" style:family="paragraph" style:parent-style-name="Text_20_body" style:list-style-name="L1">
      <style:paragraph-properties fo:text-align="justify" style:justify-single-word="false"/>
      <style:text-properties officeooo:rsid="001d95ad" officeooo:paragraph-rsid="001d95ad"/>
    </style:style>
    <style:style style:name="P5" style:family="paragraph" style:parent-style-name="Text_20_body" style:list-style-name="L1">
      <style:paragraph-properties fo:text-align="justify" style:justify-single-word="false"/>
      <style:text-properties officeooo:rsid="001d9d7d" officeooo:paragraph-rsid="001d9d7d"/>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1">
      <style:paragraph-properties fo:text-align="justify" style:justify-single-word="false"/>
      <style:text-properties officeooo:rsid="001f0ef9" officeooo:paragraph-rsid="001f0ef9"/>
    </style:style>
    <style:style style:name="P9" style:family="paragraph" style:parent-style-name="Text_20_body" style:list-style-name="L1">
      <style:paragraph-properties fo:text-align="justify" style:justify-single-word="false"/>
      <style:text-properties officeooo:rsid="001ffa75" officeooo:paragraph-rsid="001ffa75"/>
    </style:style>
    <style:style style:name="P10" style:family="paragraph" style:parent-style-name="Text_20_body" style:list-style-name="L1">
      <style:paragraph-properties fo:text-align="justify" style:justify-single-word="false"/>
      <style:text-properties officeooo:rsid="00201037" officeooo:paragraph-rsid="0022e363"/>
    </style:style>
    <style:style style:name="P11" style:family="paragraph" style:parent-style-name="Text_20_body" style:list-style-name="L1">
      <style:paragraph-properties fo:text-align="justify" style:justify-single-word="false"/>
      <style:text-properties officeooo:rsid="0022e363" officeooo:paragraph-rsid="0022e363"/>
    </style:style>
    <style:style style:name="P12" style:family="paragraph" style:parent-style-name="Text_20_body" style:list-style-name="L1">
      <style:paragraph-properties fo:text-align="justify" style:justify-single-word="false"/>
      <style:text-properties officeooo:rsid="0022e363" officeooo:paragraph-rsid="002308bc"/>
    </style:style>
    <style:style style:name="P13" style:family="paragraph" style:parent-style-name="Text_20_body" style:list-style-name="L1">
      <style:paragraph-properties fo:text-align="center" style:justify-single-word="false"/>
      <style:text-properties officeooo:rsid="0022e363" officeooo:paragraph-rsid="0022e363"/>
    </style:style>
    <style:style style:name="P14" style:family="paragraph" style:parent-style-name="Text_20_body" style:list-style-name="L1">
      <style:paragraph-properties fo:text-align="justify" style:justify-single-word="false"/>
      <style:text-properties officeooo:rsid="002308bc" officeooo:paragraph-rsid="00250559"/>
    </style:style>
    <style:style style:name="P15" style:family="paragraph" style:parent-style-name="Text_20_body" style:list-style-name="L1">
      <style:paragraph-properties fo:text-align="justify" style:justify-single-word="false"/>
      <style:text-properties officeooo:rsid="00250559" officeooo:paragraph-rsid="0025cd55"/>
    </style:style>
    <style:style style:name="P16" style:family="paragraph" style:parent-style-name="Text_20_body" style:list-style-name="L1">
      <style:paragraph-properties fo:text-align="justify" style:justify-single-word="false"/>
      <style:text-properties officeooo:rsid="002939fa" officeooo:paragraph-rsid="002939fa"/>
    </style:style>
    <style:style style:name="P17" style:family="paragraph" style:parent-style-name="Text_20_body" style:list-style-name="L2">
      <style:paragraph-properties fo:text-align="justify" style:justify-single-word="false"/>
      <style:text-properties officeooo:rsid="002939fa" officeooo:paragraph-rsid="002a7b31"/>
    </style:style>
    <style:style style:name="P18" style:family="paragraph" style:parent-style-name="Text_20_body" style:list-style-name="L4">
      <style:paragraph-properties fo:text-align="justify" style:justify-single-word="false"/>
      <style:text-properties officeooo:rsid="002939fa" officeooo:paragraph-rsid="002c42c3"/>
    </style:style>
    <style:style style:name="P19" style:family="paragraph" style:parent-style-name="Text_20_body" style:list-style-name="L1">
      <style:paragraph-properties fo:text-align="justify" style:justify-single-word="false"/>
      <style:text-properties officeooo:rsid="002a7b31" officeooo:paragraph-rsid="002a7b31"/>
    </style:style>
    <style:style style:name="P20" style:family="paragraph" style:parent-style-name="Text_20_body" style:list-style-name="L2" style:master-page-name="">
      <style:paragraph-properties fo:margin-left="1.3cm" fo:margin-right="0cm" fo:margin-top="0cm" fo:margin-bottom="0.247cm" style:contextual-spacing="false" fo:line-height="120%" fo:text-align="justify" style:justify-single-word="false" fo:text-indent="0cm" style:auto-text-indent="false" style:page-number="auto"/>
      <style:text-properties officeooo:rsid="002939fa" officeooo:paragraph-rsid="002a7b31"/>
    </style:style>
    <style:style style:name="P21" style:family="paragraph" style:parent-style-name="Text_20_body" style:master-page-name="">
      <style:paragraph-properties fo:margin-left="1.3cm" fo:margin-right="0cm" fo:margin-top="0cm" fo:margin-bottom="0.247cm" style:contextual-spacing="false" fo:line-height="120%" fo:text-align="justify" style:justify-single-word="false" fo:text-indent="0cm" style:auto-text-indent="false" style:page-number="auto"/>
      <style:text-properties officeooo:rsid="002c42c3" officeooo:paragraph-rsid="002c42c3"/>
    </style:style>
    <style:style style:name="P22" style:family="paragraph" style:parent-style-name="Text_20_body" style:list-style-name="L2">
      <style:paragraph-properties fo:margin-left="1.3cm" fo:margin-right="0cm" fo:margin-top="0cm" fo:margin-bottom="0.247cm" style:contextual-spacing="false" fo:line-height="120%" fo:text-align="justify" style:justify-single-word="false" fo:text-indent="0cm" style:auto-text-indent="false"/>
      <style:text-properties officeooo:rsid="002939fa" officeooo:paragraph-rsid="002c42c3"/>
    </style:style>
    <style:style style:name="P23" style:family="paragraph" style:parent-style-name="Text_20_body">
      <style:paragraph-properties fo:margin-left="1.3cm" fo:margin-right="0cm" fo:margin-top="0cm" fo:margin-bottom="0.247cm" style:contextual-spacing="false" fo:line-height="120%" fo:text-align="justify" style:justify-single-word="false" fo:text-indent="0cm" style:auto-text-indent="false"/>
      <style:text-properties officeooo:rsid="002c42c3" officeooo:paragraph-rsid="002c42c3"/>
    </style:style>
    <style:style style:name="P24" style:family="paragraph" style:parent-style-name="Text_20_body">
      <style:paragraph-properties fo:margin-left="1.3cm" fo:margin-right="0cm" fo:margin-top="0cm" fo:margin-bottom="0.247cm" style:contextual-spacing="false" fo:line-height="120%" fo:text-align="justify" style:justify-single-word="false" fo:text-indent="0cm" style:auto-text-indent="false"/>
      <style:text-properties officeooo:rsid="002d9165" officeooo:paragraph-rsid="002d9165"/>
    </style:style>
    <style:style style:name="P25" style:family="paragraph" style:parent-style-name="Text_20_body" style:list-style-name="L5">
      <style:paragraph-properties fo:margin-top="0cm" fo:margin-bottom="0.247cm" style:contextual-spacing="false" fo:line-height="120%" fo:text-align="justify" style:justify-single-word="false"/>
      <style:text-properties officeooo:rsid="002939fa" officeooo:paragraph-rsid="002c42c3"/>
    </style:style>
    <style:style style:name="T1" style:family="text">
      <style:text-properties officeooo:rsid="001a18cc"/>
    </style:style>
    <style:style style:name="T2" style:family="text">
      <style:text-properties officeooo:rsid="001bcecb"/>
    </style:style>
    <style:style style:name="T3" style:family="text">
      <style:text-properties officeooo:rsid="001d95ad"/>
    </style:style>
    <style:style style:name="T4" style:family="text">
      <style:text-properties fo:font-style="italic" style:font-style-asian="italic" style:font-style-complex="italic"/>
    </style:style>
    <style:style style:name="T5" style:family="text">
      <style:text-properties fo:font-style="italic" officeooo:rsid="001d95a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d95ad" style:font-style-asian="normal" style:font-style-complex="normal"/>
    </style:style>
    <style:style style:name="T8" style:family="text">
      <style:text-properties fo:font-style="normal" officeooo:rsid="001d9d7d" style:font-style-asian="normal" style:font-style-complex="normal"/>
    </style:style>
    <style:style style:name="T9" style:family="text">
      <style:text-properties officeooo:rsid="00201037"/>
    </style:style>
    <style:style style:name="T10" style:family="text">
      <style:text-properties officeooo:rsid="00209179"/>
    </style:style>
    <style:style style:name="T11" style:family="text">
      <style:text-properties officeooo:rsid="002308bc"/>
    </style:style>
    <style:style style:name="T12" style:family="text">
      <style:text-properties officeooo:rsid="00250559"/>
    </style:style>
    <style:style style:name="T13" style:family="text">
      <style:text-properties officeooo:rsid="0025cd55"/>
    </style:style>
    <style:style style:name="T14" style:family="text">
      <style:text-properties officeooo:rsid="00271c9a"/>
    </style:style>
    <style:style style:name="T15" style:family="text">
      <style:text-properties fo:background-color="#ffff00" loext:char-shading-value="0"/>
    </style:style>
    <style:style style:name="T16" style:family="text">
      <style:text-properties officeooo:rsid="002c42c3"/>
    </style:style>
    <style:style style:name="fr1"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de Buenos Aires - Facultad de Ingeniería</text:p>
      <text:p text:style-name="P1">Organización de Datos 75.06</text:p>
      <text:p text:style-name="P1">Diseño Trabajo Práctico</text:p>
      <text:p text:style-name="P1">Clasificación de Reviews de Pelíc<text:span text:style-name="T1">u</text:span>las mediante Naïve-Bayes y Perceptrón</text:p>
      <text:list xml:id="list4863316079197620213" text:style-name="L1">
        <text:list-item>
          <text:p text:style-name="P7">Nombre del grupo en Kaggle: GINSOD</text:p>
        </text:list-item>
        <text:list-item>
          <text:p text:style-name="P7">Abstract</text:p>
          <text:p text:style-name="P2">El objetivo del trabajo consiste en la clasificación de opiniones de películas en positivas o negativas. Para esto proponemos aplicar dos métodos de Machine Learning: Naïve – Bayes y Perceptrón; <text:span text:style-name="T2">y a partir de los resultados obtenidos por cada uno se procede a la integración de los mismos, mediante un proceso de ponderación. De esta forma se pretende optimizar la predicción de aquellos casos en los cuales un método proporciona un resultado ambiguo o poco certero.</text:span></text:p>
        </text:list-item>
        <text:list-item>
          <text:p text:style-name="P3">Bibliografía</text:p>
          <text:list>
            <text:list-item>
              <text:p text:style-name="P3">MARSLAND, S. (<text:span text:style-name="T3">2009)</text:span>. <text:s/><text:span text:style-name="T5">Machine Learning. An Algorithmic Perspective. </text:span><text:span text:style-name="T7">Florida: Chapman &amp; Hall/CRC.</text:span></text:p>
            </text:list-item>
            <text:list-item>
              <text:p text:style-name="P4"><text:span text:style-name="T6">RUSSEL, S., NORVIG, P. (2004). </text:span><text:span text:style-name="T4">Inteligencia Artificial, un enfoque moderno. </text:span><text:span text:style-name="T6">Madrid: Pearson Education.</text:span></text:p>
            </text:list-item>
            <text:list-item>
              <text:p text:style-name="P4"><text:span text:style-name="T6">CRUZ, F., TROYANO, J., ENRIQUEZ, F. ORTEGA, J. </text:span><text:span text:style-name="T4">Clasificación de documentos basada en la opinión: experimentos con un corpus de críticas de cine en español. </text:span><text:span text:style-name="T6">Universidad de Sevilla: 2008.</text:span></text:p>
            </text:list-item>
            <text:list-item>
              <text:p text:style-name="P4"><text:span text:style-name="T6">TSUTSUMI, K., KAZUTAKA, S., ENDO, T. </text:span><text:span text:style-name="T4">Movie Review Classification Based on a Multiple Classifier. </text:span><text:span text:style-name="T6">Department of Artificial Intelligence, Kyushu Institute of Technology: </text:span><text:span text:style-name="T8">2007.</text:span></text:p>
            </text:list-item>
            <text:list-item>
              <text:p text:style-name="P5"><text:span text:style-name="T8">N</text:span><text:span text:style-name="T6">EUSTADT, M. (2011). </text:span><text:span text:style-name="T4">Modelos de sentimiento no dependientes de dominio en español </text:span><text:span text:style-name="T6">(Tesis de grado). Facultad de Ciencias Exactas y Naturales, Universidad de Buenos Aires, Buenos Aires, Argentina.</text:span></text:p>
            </text:list-item>
          </text:list>
        </text:list-item>
        <text:list-item>
          <text:p text:style-name="P8">Explicación de la solución</text:p>
          <text:p text:style-name="P9">El proceso de clasificación de reviews inicia con una fase de entrenamiento, en la cual los métodos “aprenden” a diferenciar entre las dos clases de<text:span text:style-name="T9">l </text:span>dominio, en particular, en positivos y negativos. Para esto, <text:span text:style-name="T9">ambos</text:span> toma<text:span text:style-name="T9">n</text:span> el set de datos, consistente en 25000 reviews ya clasificados, y extrae<text:span text:style-name="T9">n</text:span> de él las palabras más significativas. <text:span text:style-name="T9">A partir de aquí, cada método procede a analizar el set de datos de diferente manera.</text:span></text:p>
          <text:p text:style-name="P10"><text:span text:style-name="T10">El entrenamiento de </text:span>Naïve-Bayes <text:span text:style-name="T10">se basa en asignar la probabilidad de aparición de las palabras en cada clase. Esto es, </text:span></text:p>
          <text:p text:style-name="P13">P(F|C)</text:p>
          <text:p text:style-name="P11">Esta probabilidad se obtiene <text:span text:style-name="T15">(EXPLICAR CÓMO)</text:span></text:p>
          <text:p text:style-name="P12"><text:soft-page-break/>Por otro lado, el entrenamiento del Perceptrón, <text:span text:style-name="T11">puede pensarse gráficamente como la</text:span> genera<text:span text:style-name="T11">ción de</text:span> un hiperplano de dimensión n-1, con n la cantidad de palabras, que divide al espacio en dos regiones. Éstas representan las dos clases a las que puede pertener un review. </text:p>
          <text:p text:style-name="P14">En esta fase se irá asignando un peso a cada palabra, en forma iterativa, hasta que cada review sea clasificado correctamente. Esto es, ajustar el hiperplano <text:span text:style-name="T12">para que cada review pertenezca a la región de su clase. </text:span></text:p>
          <text:p text:style-name="P14"><text:span text:style-name="T12">Una vez finalizada la fase de entrenamiento, se procede a la clasificación de los reviews. Para esto, cada método toma los resultados obtenidos; en el caso de Naïve-Bayes las probabilidades, y en el caso del Perceptrón, los pesos de cada palabra.</text:span></text:p>
          <text:p text:style-name="P15">Naïve-Bayes <text:span text:style-name="T13">procederá a la lectura de las palabras de cada review, asociando las probabilidades de pertenencia a cada clase, en los casos que se trate de una palabra conocida por él. Luego, la clasificación del review estará dada por la siguiente expresión:</text:span></text:p>
          <text:p text:style-name="P15"><draw:frame draw:style-name="fr1" draw:name="Objeto1" text:anchor-type="as-char" svg:y="-0.72cm" svg:width="7.527cm" svg:height="1.141cm" draw:z-index="0"><draw:object xlink:href="./Object 1" xlink:type="simple" xlink:show="embed" xlink:actuate="onLoad"/><draw:image xlink:href="./ObjectReplacements/Object 1" xlink:type="simple" xlink:show="embed" xlink:actuate="onLoad"/></draw:frame></text:p>
          <text:p text:style-name="P16">En donde:</text:p>
          <text:list>
            <text:list-item>
              <text:p text:style-name="P16"><draw:frame draw:style-name="fr1" draw:name="Objeto4" text:anchor-type="as-char" svg:y="-0.377cm" svg:width="0.547cm" svg:height="0.469cm" draw:z-index="1"><draw:object xlink:href="./Object 4" xlink:type="simple" xlink:show="embed" xlink:actuate="onLoad"/><draw:image xlink:href="./ObjectReplacements/Object 4" xlink:type="simple" xlink:show="embed" xlink:actuate="onLoad"/><svg:desc>fórmula</svg:desc></draw:frame>: es el review.</text:p>
            </text:list-item>
            <text:list-item>
              <text:p text:style-name="P16"><draw:frame draw:style-name="fr1" draw:name="Objeto5" text:anchor-type="as-char" svg:y="-0.377cm" svg:width="0.413cm" svg:height="0.469cm" draw:z-index="2"><draw:object xlink:href="./Object 5" xlink:type="simple" xlink:show="embed" xlink:actuate="onLoad"/><draw:image xlink:href="./ObjectReplacements/Object 5" xlink:type="simple" xlink:show="embed" xlink:actuate="onLoad"/><svg:desc>fórmula</svg:desc></draw:frame>: clase a la que puede pertenecer el review.</text:p>
            </text:list-item>
            <text:list-item>
              <text:p text:style-name="P16"><draw:frame draw:style-name="fr1" draw:name="Objeto6" text:anchor-type="as-char" svg:y="-0.377cm" svg:width="0.48cm" svg:height="0.533cm" draw:z-index="3"><draw:object xlink:href="./Object 6" xlink:type="simple" xlink:show="embed" xlink:actuate="onLoad"/><draw:image xlink:href="./ObjectReplacements/Object 6" xlink:type="simple" xlink:show="embed" xlink:actuate="onLoad"/><svg:desc>fórmula</svg:desc></draw:frame>: cada una de las palabras del review.</text:p>
            </text:list-item>
          </text:list>
        </text:list-item>
      </text:list>
      <text:list xml:id="list5716078269916832450" text:style-name="L2">
        <text:list-item>
          <text:list>
            <text:list-item>
              <text:p text:style-name="P17"><draw:frame draw:style-name="fr1" draw:name="Objeto7" text:anchor-type="as-char" svg:y="-0.386cm" svg:width="2.094cm" svg:height="0.542cm" draw:z-index="4"><draw:object xlink:href="./Object 7" xlink:type="simple" xlink:show="embed" xlink:actuate="onLoad"/><draw:image xlink:href="./ObjectReplacements/Object 7" xlink:type="simple" xlink:show="embed" xlink:actuate="onLoad"/></draw:frame>: <text:span text:style-name="T14">probabilidad de aparición de la palabra </text:span><text:span text:style-name="T14"><draw:frame draw:style-name="fr1" draw:name="Objeto8" text:anchor-type="as-char" svg:y="-0.377cm" svg:width="0.48cm" svg:height="0.533cm" draw:z-index="5"><draw:object xlink:href="./Object 8" xlink:type="simple" xlink:show="embed" xlink:actuate="onLoad"/><draw:image xlink:href="./ObjectReplacements/Object 8" xlink:type="simple" xlink:show="embed" xlink:actuate="onLoad"/></draw:frame></text:span><text:span text:style-name="T14">en la clase </text:span><text:span text:style-name="T14"><draw:frame draw:style-name="fr1" draw:name="Objeto9" text:anchor-type="as-char" svg:y="-0.377cm" svg:width="0.413cm" svg:height="0.469cm" draw:z-index="6"><draw:object xlink:href="./Object 9" xlink:type="simple" xlink:show="embed" xlink:actuate="onLoad"/><draw:image xlink:href="./ObjectReplacements/Object 9" xlink:type="simple" xlink:show="embed" xlink:actuate="onLoad"/></draw:frame></text:span><text:span text:style-name="T14">.</text:span></text:p>
              <text:p text:style-name="P20"><text:span text:style-name="T14">Por su parte, Perceptrón analiza en qué región del espacio se encuentra el review en relación al hiperplano construido en el entrenamiento. Para esto el método considera al review como un vector n-dimensional </text:span><text:span text:style-name="T14"><draw:frame draw:style-name="fr1" draw:name="Objeto3" text:anchor-type="as-char" svg:y="-0.377cm" svg:width="0.529cm" svg:height="0.469cm" draw:z-index="7"><draw:object xlink:href="./Object 3" xlink:type="simple" xlink:show="embed" xlink:actuate="onLoad"/><draw:image xlink:href="./ObjectReplacements/Object 3" xlink:type="simple" xlink:show="embed" xlink:actuate="onLoad"/><svg:desc>fórmula</svg:desc></draw:frame></text:span><text:span text:style-name="T14">, al cual se le aplica el producto escalar</text:span></text:p>
              <text:p text:style-name="P22"><text:span text:style-name="T14"><draw:frame draw:style-name="fr1" draw:name="Objeto2" text:anchor-type="as-char" svg:y="-0.714cm" svg:width="3.42cm" svg:height="1.141cm" draw:z-index="8"><draw:object xlink:href="./Object 2" xlink:type="simple" xlink:show="embed" xlink:actuate="onLoad"/><draw:image xlink:href="./ObjectReplacements/Object 2" xlink:type="simple" xlink:show="embed" xlink:actuate="onLoad"/></draw:frame></text:span></text:p>
              <text:p text:style-name="P22"><text:span text:style-name="T16">En donde: </text:span></text:p>
            </text:list-item>
          </text:list>
        </text:list-item>
      </text:list>
      <text:list xml:id="list4605870753907893368" text:style-name="L4">
        <text:list-item>
          <text:list>
            <text:list-item>
              <text:p text:style-name="P18"><draw:frame draw:style-name="fr1" draw:name="Objeto11" text:anchor-type="as-char" svg:y="-0.377cm" svg:width="0.547cm" svg:height="0.469cm" draw:z-index="10"><draw:object xlink:href="./Object 11" xlink:type="simple" xlink:show="embed" xlink:actuate="onLoad"/><draw:image xlink:href="./ObjectReplacements/Object 11" xlink:type="simple" xlink:show="embed" xlink:actuate="onLoad"/><svg:desc>fórmula</svg:desc></draw:frame>: es el review.</text:p>
            </text:list-item>
            <text:list-item>
              <text:p text:style-name="P18"><draw:frame draw:style-name="fr1" draw:name="Objeto12" text:anchor-type="as-char" svg:y="-0.377cm" svg:width="0.51cm" svg:height="0.533cm" draw:z-index="11"><draw:object xlink:href="./Object 12" xlink:type="simple" xlink:show="embed" xlink:actuate="onLoad"/><draw:image xlink:href="./ObjectReplacements/Object 12" xlink:type="simple" xlink:show="embed" xlink:actuate="onLoad"/><svg:desc>fórmula</svg:desc></draw:frame>: <text:span text:style-name="T16">indica la existencia de la i-ésima palabra en el</text:span> review.</text:p>
            </text:list-item>
          </text:list>
        </text:list-item>
      </text:list>
      <text:list xml:id="list298752810626256870" text:style-name="L5">
        <text:list-item>
          <text:list>
            <text:list-item>
              <text:p text:style-name="P25"><draw:frame draw:style-name="fr1" draw:name="Objeto10" text:anchor-type="as-char" svg:y="-0.377cm" svg:width="0.587cm" svg:height="0.533cm" draw:z-index="9"><draw:object xlink:href="./Object 10" xlink:type="simple" xlink:show="embed" xlink:actuate="onLoad"/><draw:image xlink:href="./ObjectReplacements/Object 10" xlink:type="simple" xlink:show="embed" xlink:actuate="onLoad"/><svg:desc>fórmula</svg:desc></draw:frame>: <text:span text:style-name="T16">peso asociado a la i-ésima palabra en el</text:span> review.</text:p>
            </text:list-item>
          </text:list>
        </text:list-item>
      </text:list>
      <text:p text:style-name="P21">Luego, si <draw:frame draw:style-name="fr1" draw:name="Objeto13" text:anchor-type="as-char" svg:y="-0.386cm" svg:width="2.605cm" svg:height="0.51cm" draw:z-index="12"><draw:object xlink:href="./Object 13" xlink:type="simple" xlink:show="embed" xlink:actuate="onLoad"/><draw:image xlink:href="./ObjectReplacements/Object 13" xlink:type="simple" xlink:show="embed" xlink:actuate="onLoad"/><svg:desc>fórmula</svg:desc></draw:frame>entonces el review es clasificado como positivo, de lo contrario, se considera negativo. </text:p>
      <text:p text:style-name="P24">Por último, se llevará a cabo la fase de integración, en la cual se compararán los resultados obtenidos por cada método. </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list xml:id="list180447835345508" text:continue-list="list4863316079197620213" text:style-name="L1">
        <text:list-item>
          <text:p text:style-name="P19"/>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0:44:22.923473127</meta:creation-date>
    <dc:date>2015-04-09T18:04:45.753985210</dc:date>
    <meta:editing-duration>PT5H19M14S</meta:editing-duration>
    <meta:editing-cycles>4</meta:editing-cycles>
    <meta:generator>LibreOffice/4.2.7.2$Linux_X86_64 LibreOffice_project/420m0$Build-2</meta:generator>
    <meta:document-statistic meta:table-count="0" meta:image-count="0" meta:object-count="13" meta:page-count="3" meta:paragraph-count="37" meta:word-count="636" meta:character-count="3837" meta:non-whitespace-character-count="3247"/>
  </office:meta>
</office:document-meta>
</file>

<file path=Object 1/content.xml><?xml version="1.0" encoding="utf-8"?>
<math xmlns="http://www.w3.org/1998/Math/MathML" display="block">
  <semantics>
    <mrow>
      <mi mathvariant="italic">clase</mi>
      <mrow>
        <mrow>
          <mo fence="true" stretchy="false">(</mo>
          <mrow>
            <mi>D</mi>
          </mrow>
          <mo fence="true" stretchy="false">)</mo>
        </mrow>
        <mo stretchy="false">=</mo>
        <munder>
          <mi mathvariant="italic">argmax</mi>
          <mrow>
            <mi>c</mi>
            <mo stretchy="false">∈</mo>
            <mi>C</mi>
          </mrow>
        </munder>
      </mrow>
      <mi>P</mi>
      <mrow>
        <mo fence="true" stretchy="false">(</mo>
        <mrow>
          <mrow>
            <mi>C</mi>
            <mo stretchy="false">=</mo>
            <mi>c</mi>
          </mrow>
        </mrow>
        <mo fence="true" stretchy="false">)</mo>
      </mrow>
      <mrow>
        <munderover>
          <mo stretchy="false">∏</mo>
          <mrow>
            <mi>i</mi>
            <mo stretchy="false">=</mo>
            <mn>1</mn>
          </mrow>
          <mi>n</mi>
        </munderover>
        <mi>P</mi>
      </mrow>
      <mrow>
        <mo fence="true" stretchy="false">(</mo>
        <mrow>
          <mrow>
            <msub>
              <mi>f</mi>
              <mi>i</mi>
            </msub>
            <mo stretchy="false">∣</mo>
            <mi>C</mi>
            <mo stretchy="false">=</mo>
            <mi>c</mi>
          </mrow>
        </mrow>
        <mo fence="true" stretchy="false">)</mo>
      </mrow>
    </mrow>
    <annotation encoding="StarMath 5.0">clase( D ) = argmax csub{c in C} P( C=c ) prod from {i=1} to {n} P(  f_i divides C=c ) 
</annotation>
  </semantics>
</math>
</file>

<file path=Object 10/content.xml><?xml version="1.0" encoding="utf-8"?>
<math xmlns="http://www.w3.org/1998/Math/MathML" display="block">
  <semantics>
    <msub>
      <mi>w</mi>
      <mi>i</mi>
    </msub>
    <annotation encoding="StarMath 5.0">w_i </annotation>
  </semantics>
</math>
</file>

<file path=Object 11/content.xml><?xml version="1.0" encoding="utf-8"?>
<math xmlns="http://www.w3.org/1998/Math/MathML" display="block">
  <semantics>
    <mi>D</mi>
    <annotation encoding="StarMath 5.0">D</annotation>
  </semantics>
</math>
</file>

<file path=Object 12/content.xml><?xml version="1.0" encoding="utf-8"?>
<math xmlns="http://www.w3.org/1998/Math/MathML" display="block">
  <semantics>
    <msub>
      <mi>x</mi>
      <mi>i</mi>
    </msub>
    <annotation encoding="StarMath 5.0">x_i</annotation>
  </semantics>
</math>
</file>

<file path=Object 13/content.xml><?xml version="1.0" encoding="utf-8"?>
<math xmlns="http://www.w3.org/1998/Math/MathML" display="block">
  <semantics>
    <mrow>
      <mi mathvariant="italic">clase</mi>
      <mrow>
        <mrow>
          <mo fence="true" stretchy="false">(</mo>
          <mrow>
            <mi>D</mi>
          </mrow>
          <mo fence="true" stretchy="false">)</mo>
        </mrow>
        <mo stretchy="false">&gt;</mo>
        <mn>0.5</mn>
      </mrow>
    </mrow>
    <annotation encoding="StarMath 5.0">clase(D) &gt; 0.5</annotation>
  </semantics>
</math>
</file>

<file path=Object 2/content.xml><?xml version="1.0" encoding="utf-8"?>
<math xmlns="http://www.w3.org/1998/Math/MathML" display="block">
  <semantics>
    <mrow>
      <mi mathvariant="italic">clase</mi>
      <mrow>
        <mrow>
          <mo fence="true" stretchy="false">(</mo>
          <mrow>
            <mi>D</mi>
          </mrow>
          <mo fence="true" stretchy="false">)</mo>
        </mrow>
        <mo stretchy="false">=</mo>
        <mrow>
          <munderover>
            <mo stretchy="false">∑</mo>
            <mrow>
              <mi>i</mi>
              <mo stretchy="false">=</mo>
              <mn>0</mn>
            </mrow>
            <mi>n</mi>
          </munderover>
          <msub>
            <mi>x</mi>
            <mi>i</mi>
          </msub>
        </mrow>
      </mrow>
      <msub>
        <mi>w</mi>
        <mi>i</mi>
      </msub>
    </mrow>
    <annotation encoding="StarMath 5.0">clase(D)=sum from{i=0} to{n} x_i w_i</annotation>
  </semantics>
</math>
</file>

<file path=Object 3/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i>D</mi>
    <annotation encoding="StarMath 5.0">D</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sub>
      <mi>f</mi>
      <mi>i</mi>
    </msub>
    <annotation encoding="StarMath 5.0">f_i </annotation>
  </semantics>
</math>
</file>

<file path=Object 7/content.xml><?xml version="1.0" encoding="utf-8"?>
<math xmlns="http://www.w3.org/1998/Math/MathML" display="block">
  <semantics>
    <mrow>
      <mi>P</mi>
      <mrow>
        <mo fence="true" stretchy="false">(</mo>
        <mrow>
          <mrow>
            <msub>
              <mi>f</mi>
              <mi>i</mi>
            </msub>
            <mo stretchy="false">∣</mo>
            <mi>C</mi>
            <mo stretchy="false">=</mo>
            <mi>c</mi>
          </mrow>
        </mrow>
        <mo fence="true" stretchy="false">)</mo>
      </mrow>
    </mrow>
    <annotation encoding="StarMath 5.0">P(  f_i divides C=c )</annotation>
  </semantics>
</math>
</file>

<file path=Object 8/content.xml><?xml version="1.0" encoding="utf-8"?>
<math xmlns="http://www.w3.org/1998/Math/MathML" display="block">
  <semantics>
    <msub>
      <mi>f</mi>
      <mi>i</mi>
    </msub>
    <annotation encoding="StarMath 5.0">f_i </annotation>
  </semantics>
</math>
</file>

<file path=Object 9/content.xml><?xml version="1.0" encoding="utf-8"?>
<math xmlns="http://www.w3.org/1998/Math/MathML" display="block">
  <semantics>
    <mi>c</mi>
    <annotation encoding="StarMath 5.0">c</annotation>
  </semantics>
</math>
</file>